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vantGarde Bk BT" svg:font-family="'AvantGarde B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break-before="auto" fo:break-after="auto" style:writing-mode="lr-tb"/>
      <style:text-properties style:font-name="AvantGarde Bk BT"/>
    </style:style>
    <style:style style:name="P2" style:family="paragraph" style:parent-style-name="Standard" style:list-style-name="LS1">
      <style:paragraph-properties fo:margin-top="0cm" fo:margin-bottom="0cm" fo:line-height="115%" fo:break-before="auto" fo:break-after="auto" style:writing-mode="lr-tb"/>
      <style:text-properties style:font-name="AvantGarde Bk BT"/>
    </style:style>
    <style:style style:name="P3" style:family="paragraph" style:parent-style-name="Standard" style:list-style-name="LS2">
      <style:paragraph-properties fo:margin-top="0cm" fo:margin-bottom="0cm" fo:line-height="115%" fo:break-before="auto" fo:break-after="auto" style:writing-mode="lr-tb"/>
      <style:text-properties style:font-name="AvantGarde Bk BT"/>
    </style:style>
    <style:style style:name="P4" style:family="paragraph" style:parent-style-name="Standard" style:master-page-name="Standard">
      <style:paragraph-properties fo:line-height="115%" style:page-number="auto" fo:break-before="auto" fo:break-after="auto" style:writing-mode="lr-tb"/>
      <style:text-properties style:font-name="AvantGarde Bk BT"/>
    </style:style>
    <style:style style:name="P5" style:family="paragraph" style:parent-style-name="Standard">
      <style:paragraph-properties fo:line-height="115%" fo:break-before="auto" fo:break-after="auto" style:writing-mode="lr-tb"/>
      <style:text-properties style:font-name="AvantGarde Bk BT" fo:font-size="14pt" fo:font-style="italic" style:font-size-asian="14pt" style:font-style-asian="italic" style:font-size-complex="14pt" style:font-style-complex="italic"/>
    </style:style>
    <style:style style:name="P6" style:family="paragraph" style:parent-style-name="Standard">
      <style:paragraph-properties fo:line-height="115%" fo:break-before="auto" fo:break-after="auto" style:writing-mode="lr-tb"/>
      <style:text-properties style:font-name="AvantGarde Bk BT"/>
    </style:style>
    <style:style style:name="P7" style:family="paragraph" style:parent-style-name="Standard">
      <style:paragraph-properties fo:line-height="115%" style:writing-mode="lr-tb"/>
      <style:text-properties style:font-name="AvantGarde Bk BT"/>
    </style:style>
    <style:style style:name="P8" style:family="paragraph" style:parent-style-name="Heading_20_3">
      <style:paragraph-properties fo:line-height="115%" fo:break-before="auto" fo:break-after="auto" style:writing-mode="lr-tb"/>
      <style:text-properties style:font-name="AvantGarde Bk BT"/>
    </style:style>
    <style:style style:name="P9" style:family="paragraph" style:parent-style-name="Heading_20_2">
      <style:paragraph-properties fo:line-height="115%" fo:break-before="auto" fo:break-after="auto" style:writing-mode="lr-tb"/>
      <style:text-properties style:font-name="AvantGarde Bk BT"/>
    </style:style>
    <style:style style:name="P10" style:family="paragraph" style:parent-style-name="Heading_20_2">
      <style:paragraph-properties fo:line-height="115%" fo:break-before="page" style:writing-mode="lr-tb"/>
      <style:text-properties style:font-name="AvantGarde Bk BT"/>
    </style:style>
    <style:style style:name="T1" style:family="text">
      <style:text-properties fo:font-size="14pt" fo:font-style="italic"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Votre</text:span><text:span text:style-name="T1"> </text:span><text:span text:style-name="T1">collègue</text:span><text:span text:style-name="T1"> </text:span><text:span text:style-name="T1">a</text:span><text:span text:style-name="T1"> </text:span><text:span text:style-name="T1">rencontré</text:span><text:span text:style-name="T1"> </text:span><text:span text:style-name="T1">hier</text:span><text:span text:style-name="T1"> </text:span><text:span text:style-name="T1">la</text:span><text:span text:style-name="T1"> </text:span><text:span text:style-name="T1">responsable</text:span><text:span text:style-name="T1"> </text:span><text:span text:style-name="T1">de</text:span><text:span text:style-name="T1"> </text:span><text:span text:style-name="T1">la</text:span><text:span text:style-name="T1"> </text:span><text:span text:style-name="T1">communication</text:span><text:span text:style-name="T1"> </text:span><text:span text:style-name="T1">du</text:span><text:span text:style-name="T1"> </text:span><text:span text:style-name="T1">PogoParc</text:span><text:span text:style-name="T1">, </text:span><text:span text:style-name="T1">au</text:span><text:span text:style-name="T1"> </text:span><text:span text:style-name="T1">sujet</text:span><text:span text:style-name="T1"> </text:span><text:span text:style-name="T1">de</text:span><text:span text:style-name="T1"> </text:span><text:span text:style-name="T1">leur</text:span><text:span text:style-name="T1"> </text:span><text:span text:style-name="T1">site</text:span><text:span text:style-name="T1"> </text:span><text:span text:style-name="T1">internet</text:span><text:span text:style-name="T1">. </text:span><text:span text:style-name="T1">Voici</text:span><text:span text:style-name="T1"> </text:span><text:span text:style-name="T1">ses</text:span><text:span text:style-name="T1"> </text:span><text:span text:style-name="T1">notes</text:span><text:span text:style-name="T1"> </text:span><text:span text:style-name="T1">sur</text:span><text:span text:style-name="T1"> </text:span><text:span text:style-name="T1">la</text:span><text:span text:style-name="T1"> </text:span><text:span text:style-name="T1">rencontre</text:span><text:span text:style-name="T1">.</text:span></text:p>
      <text:p text:style-name="P5"/>
      <text:p text:style-name="P6"/>
      <text:p text:style-name="P1"><text:bookmark text:name="h.jlb4v49spiy8"/>PogoParc | Brief</text:p>
      <text:h text:style-name="P9" text:outline-level="10"><text:bookmark text:name="h.3en5gqchqtvz"/>À propos du Parc</text:h>
      <text:p text:style-name="P6">Le PogoParc est un nouveau parc d’attractions situé à 25 minutes de Toulouse, sur la route de Lévignac. Il comporte des manèges pour toute la famille : des fous, des émerveillants, des terrifiants, des survoltants... parfois tout ça à la fois.</text:p>
      <text:p text:style-name="P6">Le parc prévoit accueillir 150 000 visiteurs cet été.</text:p>
      <text:h text:style-name="P9" text:outline-level="10"><text:bookmark text:name="h.415o0hv6usex"/>À propos du site</text:h>
      <text:p text:style-name="P6">La cliente souhaite que nous créions un site internet pour le parc d’attraction. Elle a déjà accepté notre proposition d’utiliser Wordpress... car elle souhaite en effet pouvoir modifier tous les contenus textuels du site elle-même, ainsi que la plupart des images. Elle n’est pas nulle en informatique, mais ne possède aucune connaissance en intégration ou en développement.</text:p>
      <text:p text:style-name="P6">Son budget pour le site est limité (3500€), et le site doit être prêt pour hier. Alors Wordpress est tout indiqué pour le travail.</text:p>
      <text:h text:style-name="P9" text:outline-level="10"><text:bookmark text:name="h.enycsxfk8z0i"/>Arborescence</text:h>
      <text:p text:style-name="P6">Voici l’arborescence que nous avons défini (plus de détails sur chaque page plus loin) : </text:p>
      <text:p text:style-name="P6"/>
      <text:list xml:id="list6229444916369867247" text:style-name="LS1">
        <text:list-item>
          <text:p text:style-name="P2">Accueil</text:p>
        </text:list-item>
        <text:list-item>
          <text:p text:style-name="P2">Comment s’y rendre</text:p>
        </text:list-item>
        <text:list-item>
          <text:p text:style-name="P2">Promotions</text:p>
        </text:list-item>
        <text:list-item>
          <text:p text:style-name="P2">Manèges vedettes</text:p>
        </text:list-item>
        <text:list-item>
          <text:p text:style-name="P2">Tarifs</text:p>
        </text:list-item>
        <text:list-item>
          <text:p text:style-name="P2">Horaires</text:p>
        </text:list-item>
        <text:list-item>
          <text:p text:style-name="P2">Mentions légales</text:p>
        </text:list-item>
        <text:list-item>
          <text:p text:style-name="P2">Conditions générales de vente</text:p>
        </text:list-item>
      </text:list>
      <text:h text:style-name="P9" text:outline-level="10"><text:bookmark text:name="h.devmen2xtajx"/>Le contenu</text:h>
      <text:p text:style-name="P6">Évidemment, le contenu du site n’est pas encore prêt, malgré le délai de ouf demandé. Alors, on s’est entendu sur le fait que nous mettrions du Lorem Ipsum pour le moment, et qu’elle se chargerait elle-même d’insérer le contenu réel une fois qu’il sera prêt, grâce au back-office.</text:p>
      <text:h text:style-name="P9" text:outline-level="10"><text:bookmark text:name="h.ozo7osfwtdb5"/></text:h>
      <text:h text:style-name="P10" text:outline-level="10"><text:bookmark text:name="h.pmcf18pu5wza"/><text:bookmark text:name="h.dv42llq8xmvs"/>Les pages</text:h>
      <text:h text:style-name="P8" text:outline-level="10"><text:bookmark text:name="h.s8xael22d10t"/>Accueil</text:h>
      <text:p text:style-name="P6">La page d’accueil présente une grande photo (pleine largeur) suivi d’un texte de présentation, et des 2 liens principaux : “comment s’y rendre” et “promotions”, en grand.</text:p>
      <text:p text:style-name="P6">Finalement, les promotions en cours doivent être affichées.</text:p>
      <text:p text:style-name="P6">Seul le texte de présentation doit être modifiable par le back-office.</text:p>
      <text:h text:style-name="P8" text:outline-level="10"><text:bookmark text:name="h.nt89qo7haui4"/>Comment s’y rendre</text:h>
      <text:p text:style-name="P6">Cette page doit afficher une carte Google Maps en grand, pointant sur l’adresse du parc. Un texte doit également présenter brièvement la manière de s’y rendre.</text:p>
      <text:h text:style-name="P8" text:outline-level="10"><text:bookmark text:name="h.wn4rh7i5rkg"/>Promotions</text:h>
      <text:p text:style-name="P6">La cliente souhaite que s’affiche ici la liste des promotions présentes et à venir. Les promotions doivent expirer à une date précisée par la cliente, et s’afficher dès leur publication. La cliente souhaite évidemment pouvoir en ajouter ou en enlever facilement.</text:p>
      <text:p text:style-name="P6">Un texte de présentation générale des promotions devrait également être présent, au haut de la page.</text:p>
      <text:h text:style-name="P8" text:outline-level="10"><text:bookmark text:name="h.qmrua7z54d2e"/>Manèges vedettes</text:h>
      <text:p text:style-name="P6">Les manèges principaux du PogoParc seront affichés ici. Chaque manège doit être présenté par une photo, une texte de présentation et son année de construction. La client souhaite évidemment pouvoir en ajouter ou en enlever facilement.</text:p>
      <text:h text:style-name="P8" text:outline-level="10"><text:bookmark text:name="h.cvw5ctc0o56d"/>Tarifs</text:h>
      <text:p text:style-name="P6">La liste des tarifs... le seul contenu que nous ayons actuellement. Toutefois, la cliente envisage d’ajouter d’autres types de tarifs prochainement (bébés, personnes âgées, handicapés, animaux de compagnie, etc...), et cela devra donc être facile.</text:p>
      <text:p text:style-name="P6">Les tarifs actuels : </text:p>
      <text:list xml:id="list4472513564114140941" text:style-name="LS2">
        <text:list-item>
          <text:p text:style-name="P3">Moins de 12 ans : 20€</text:p>
        </text:list-item>
        <text:list-item>
          <text:p text:style-name="P3">Adultes : 45€</text:p>
        </text:list-item>
        <text:list-item>
          <text:p text:style-name="P3">Groupes (plus de 8) : 35€</text:p>
        </text:list-item>
      </text:list>
      <text:h text:style-name="P8" text:outline-level="10"><text:bookmark text:name="h.nmet075fme4i"/>Horaires</text:h>
      <text:p text:style-name="P6">Le PogoParc est actuellement ouvert de mai à octobre, tous les jours de 8h30 à 20h30. Cela peut éventuellement changer, mais nous nous sommes entendus qu’un texte libre serait convenable pour cette page.</text:p>
      <text:h text:style-name="P8" text:outline-level="10"><text:bookmark text:name="h.hshsjlbboq3t"/>Mentions légales</text:h>
      <text:p text:style-name="P6">Boring.</text:p>
      <text:h text:style-name="P8" text:outline-level="10"><text:bookmark text:name="h.rk86jhl3139j"/>Conditions générales de vente</text:h>
      <text:p text:style-name="P6">Boring.</text:p>
      <text:h text:style-name="P9" text:outline-level="10"><text:bookmark text:name="h.wnnsyajirlmt"/><text:soft-page-break/></text:h>
      <text:h text:style-name="P9" text:outline-level="10"><text:bookmark text:name="h.6hpuypaanpzi"/>Design</text:h>
      <text:p text:style-name="P6">Nous n’avons pas de design pour l’instant. Il faut donc se démerder pour lui présenter quelque chose de présentable en attendant.</text:p>
      <text:p text:style-name="P7">Toutefois, la cliente est en train de produire son logo (elle-même), et hésite entre deux modèles. À nous de choisir pour l'instant.</text:p>
      <text:h text:style-name="P9" text:outline-level="10"><text:bookmark text:name="h.vc1mjencpm2h"/>Navigation</text:h>
      <text:p text:style-name="P6">Le menu principal doit être horizontal et NE PAS afficher les 2 items boring.</text:p>
      <text:p text:style-name="P6">Un second menu, dans le pied de page, doit comporter un lien vers toutes les pages.</text:p>
      <text:h text:style-name="P9" text:outline-level="10"><text:bookmark text:name="h.oudrhnb5g7ps"/>Statistiques</text:h>
      <text:p text:style-name="P6">La cliente a accepté d’utiliser Google Analytics.</text:p>
      <text:h text:style-name="P9" text:outline-level="10"><text:bookmark text:name="h.19kqs7j0nsuj"/>Langues</text:h>
      <text:p text:style-name="P6">Le site est réalisé en français uniquement pour le moment.</text:p>
      <text:h text:style-name="P9" text:outline-level="10"><text:bookmark text:name="h.jkb77ypmvcl4"/>Hébergement, domaine, emails...</text:h>
      <text:p text:style-name="P6">Le site sera hébergé en mutualisé chez OVH et la cliente possède le nom de domaine “pogoparc.com”.</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vantGarde Bk BT" svg:font-family="'AvantGarde B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2</meta:editing-cycles>
    <meta:document-statistic meta:table-count="0" meta:image-count="0" meta:object-count="0" meta:page-count="3" meta:paragraph-count="56" meta:word-count="643" meta:character-count="3915"/>
    <dc:date>2013-07-04T07:17:15.01</dc:date>
    <meta:editing-duration>PT1M57S</meta:editing-duration>
  </office:meta>
</office:document-meta>
</file>